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16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7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8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9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0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21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2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3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24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30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1" style:family="paragraph" style:parent-style-name="Footer">
      <style:text-properties style:font-name="Noto Sans" fo:language="ca" fo:country="ES" officeooo:paragraph-rsid="000cf839" style:font-name-complex="Noto Sans3"/>
    </style:style>
    <style:style style:name="P32" style:family="paragraph" style:parent-style-name="Footer">
      <style:text-properties style:font-name="Noto Sans" fo:language="ca" fo:country="ES" style:font-name-complex="Noto Sans3"/>
    </style:style>
    <style:style style:name="P33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34" style:family="paragraph" style:parent-style-name="Número_20_de_20_pàgina">
      <style:text-properties style:font-name="Noto Sans" fo:language="ca" fo:country="ES" style:font-name-complex="Noto Sans3"/>
    </style:style>
    <style:style style:name="P35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36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37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ba890b" style:font-size-asian="11pt" style:language-asian="en" style:country-asian="US" style:font-size-complex="11pt"/>
    </style:style>
    <style:style style:name="P39" style:family="paragraph" style:parent-style-name="Footer">
      <style:text-properties fo:color="#c30045" loext:opacity="100%" style:font-name="Noto Sans" fo:language="ca" fo:country="ES" style:font-name-complex="Noto Sans3"/>
    </style:style>
    <style:style style:name="P40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43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44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45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46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4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9" style:family="paragraph" style:parent-style-name="Standard">
      <style:text-properties officeooo:paragraph-rsid="00b030f5"/>
    </style:style>
    <style:style style:name="P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51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52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5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56" style:family="paragraph" style:parent-style-name="Contents_20_Heading" style:master-page-name="Standard">
      <style:paragraph-properties style:page-number="auto" fo:break-before="page"/>
    </style:style>
    <style:style style:name="P57" style:family="paragraph" style:parent-style-name="Heading_20_1">
      <style:text-properties fo:language="ca" fo:country="ES"/>
    </style:style>
    <style:style style:name="P58" style:family="paragraph" style:parent-style-name="Heading_20_1">
      <style:text-properties fo:language="ca" fo:country="ES" officeooo:rsid="004e6e87" officeooo:paragraph-rsid="004e6e87"/>
    </style:style>
    <style:style style:name="P59" style:family="paragraph" style:parent-style-name="Heading_20_1">
      <style:text-properties fo:language="ca" fo:country="ES" officeooo:paragraph-rsid="009a6cc4"/>
    </style:style>
    <style:style style:name="P60" style:family="paragraph" style:parent-style-name="Heading_20_1">
      <style:paragraph-properties fo:break-before="page"/>
      <style:text-properties fo:language="ca" fo:country="ES" officeooo:paragraph-rsid="00aa5b14"/>
    </style:style>
    <style:style style:name="P61" style:family="paragraph" style:parent-style-name="Heading_20_2">
      <style:text-properties fo:language="ca" fo:country="ES" officeooo:rsid="004e6e87" officeooo:paragraph-rsid="00a9b560"/>
    </style:style>
    <style:style style:name="P62" style:family="paragraph" style:parent-style-name="Heading_20_2">
      <style:text-properties fo:language="ca" fo:country="ES" officeooo:rsid="004e6e87" officeooo:paragraph-rsid="009a6cc4"/>
    </style:style>
    <style:style style:name="P63" style:family="paragraph" style:parent-style-name="Heading_20_2">
      <style:text-properties fo:language="ca" fo:country="ES" officeooo:rsid="004e6e87" officeooo:paragraph-rsid="00aa5b14"/>
    </style:style>
    <style:style style:name="P64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6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6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6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6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69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" fo:font-size="14pt" fo:language="ca" fo:country="ES" fo:font-style="italic" fo:font-weight="bold" officeooo:rsid="00a96041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70" style:family="paragraph" style:parent-style-name="Heading_20_2">
      <style:text-properties officeooo:paragraph-rsid="00a96041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7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030f5" style:font-size-asian="11pt" style:language-asian="en" style:country-asian="US" style:font-size-complex="11pt"/>
    </style:style>
    <style:style style:name="P7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af42d" officeooo:paragraph-rsid="00b8fd8e" style:font-size-asian="11pt" style:language-asian="en" style:country-asian="US" style:font-size-complex="11pt"/>
    </style:style>
    <style:style style:name="P7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8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8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8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b8fd8e" style:font-size-asian="11pt" style:language-asian="en" style:country-asian="US" style:font-size-complex="11pt"/>
    </style:style>
    <style:style style:name="P8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84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8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86" style:family="paragraph" style:parent-style-name="Standard" style:list-style-name="">
      <style:text-properties fo:language="ca" fo:country="ES" officeooo:paragraph-rsid="000b1b47"/>
    </style:style>
    <style:style style:name="P8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8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89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90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91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92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93" style:family="paragraph" style:parent-style-name="Standard" style:list-style-name="L4"/>
    <style:style style:name="P94" style:family="paragraph" style:parent-style-name="Standard" style:list-style-name="L4">
      <style:text-properties officeooo:paragraph-rsid="00b045ab"/>
    </style:style>
    <style:style style:name="P95" style:family="paragraph" style:parent-style-name="Standard" style:list-style-name="L4">
      <style:text-properties officeooo:rsid="00b8fd8e" officeooo:paragraph-rsid="00b8fd8e"/>
    </style:style>
    <style:style style:name="P9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9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9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99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00" style:family="paragraph">
      <loext:graphic-properties draw:fill="none"/>
      <style:paragraph-properties fo:text-align="start"/>
    </style:style>
    <style:style style:name="P10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0cf839"/>
    </style:style>
    <style:style style:name="T11" style:family="text">
      <style:text-properties officeooo:rsid="000efb83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officeooo:rsid="006fc3de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9a6cc4" style:font-size-asian="11pt" style:font-size-complex="11pt"/>
    </style:style>
    <style:style style:name="T23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29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1" style:family="text">
      <style:text-properties style:font-name="Noto Sans2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2" style:family="text">
      <style:text-properties style:font-name="Noto Sans2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3" style:family="text">
      <style:text-properties style:font-name="Noto Sans2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4" style:family="text">
      <style:text-properties style:font-name="Noto Sans2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5" style:family="text">
      <style:text-properties style:font-name="Noto Sans2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36" style:family="text">
      <style:text-properties officeooo:rsid="00a96041"/>
    </style:style>
    <style:style style:name="T37" style:family="text">
      <style:text-properties officeooo:rsid="00a9b560"/>
    </style:style>
    <style:style style:name="T38" style:family="text">
      <style:text-properties officeooo:rsid="00aaf42d" style:language-asian="en" style:country-asian="US"/>
    </style:style>
    <style:style style:name="T39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40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41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42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3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4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5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46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7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8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49" style:family="text">
      <style:text-properties officeooo:rsid="00b030f5"/>
    </style:style>
    <style:style style:name="T50" style:family="text">
      <style:text-properties officeooo:rsid="00b1d97c"/>
    </style:style>
    <style:style style:name="T51" style:family="text">
      <style:text-properties officeooo:rsid="00b32fa8"/>
    </style:style>
    <style:style style:name="T52" style:family="text">
      <style:text-properties fo:language="ca" fo:country="ES" officeooo:rsid="006fc3de" style:language-asian="en" style:country-asian="US"/>
    </style:style>
    <style:style style:name="T53" style:family="text">
      <style:text-properties fo:language="ca" fo:country="ES" officeooo:rsid="00b53057" style:language-asian="en" style:country-asian="US"/>
    </style:style>
    <style:style style:name="T54" style:family="text">
      <style:text-properties fo:language="ca" fo:country="ES" officeooo:rsid="00b72896" style:language-asian="en" style:country-asian="US"/>
    </style:style>
    <style:style style:name="T55" style:family="text">
      <style:text-properties officeooo:rsid="00b72896"/>
    </style:style>
    <style:style style:name="T56" style:family="text">
      <style:text-properties officeooo:rsid="00b8fd8e"/>
    </style:style>
    <style:style style:name="T57" style:family="text">
      <style:text-properties officeooo:rsid="00b93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Manual d<text:span text:style-name="T16">e Migració de Versions </text:span>de <text:span text:style-name="T9">ENVIAFIB</text:span></text:p>
      <text:p text:style-name="P16"><text:span text:style-name="T14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9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6">Índex</text:p>
          </text:index-title>
          <text:p text:style-name="P47"><text:a xlink:type="simple" xlink:href="#__RefHeading___Toc3280_64491606" text:style-name="Index_20_Link" text:visited-style-name="Index_20_Link">Historial de versions<text:tab/>2</text:a></text:p>
          <text:p text:style-name="P47"><text:a xlink:type="simple" xlink:href="#__RefHeading___Toc5636_2443218625" text:style-name="Index_20_Link" text:visited-style-name="Index_20_Link">1. Introducció<text:tab/>3</text:a></text:p>
          <text:p text:style-name="P47"><text:a xlink:type="simple" xlink:href="#__RefHeading___Toc5638_2443218625" text:style-name="Index_20_Link" text:visited-style-name="Index_20_Link">2. Versió 1.0.0<text:tab/>3</text:a></text:p>
          <text:p text:style-name="P48"><text:a xlink:type="simple" xlink:href="#__RefHeading___Toc4524_5961153271111213" text:style-name="Index_20_Link" text:visited-style-name="Index_20_Link">2.1. Llistat de Millores Github<text:tab/>3</text:a></text:p>
          <text:p text:style-name="P47"><text:a xlink:type="simple" xlink:href="#__RefHeading___Toc1449_156804550111" text:style-name="Index_20_Link" text:visited-style-name="Index_20_Link">3. Migració de 1.0.0 a 1.0.1<text:tab/>3</text:a></text:p>
          <text:p text:style-name="P48"><text:a xlink:type="simple" xlink:href="#__RefHeading___Toc4524_596115327111121" text:style-name="Index_20_Link" text:visited-style-name="Index_20_Link">3.1. Llistat de Millores Github<text:tab/>3</text:a></text:p>
          <text:p text:style-name="P48"><text:a xlink:type="simple" xlink:href="#__RefHeading___Toc787_890967127" text:style-name="Index_20_Link" text:visited-style-name="Index_20_Link">3.2. Desenvolupador<text:tab/>4</text:a></text:p>
          <text:p text:style-name="P48"><text:a xlink:type="simple" xlink:href="#__RefHeading___Toc789_890967127" text:style-name="Index_20_Link" text:visited-style-name="Index_20_Link">3.3. Canvis Web Back<text:tab/>4</text:a></text:p>
          <text:p text:style-name="P48"><text:a xlink:type="simple" xlink:href="#__RefHeading___Toc4524_596115327111111111" text:style-name="Index_20_Link" text:visited-style-name="Index_20_Link">3.4. Sistemes<text:tab/>4</text:a></text:p>
          <text:p text:style-name="P48"><text:a xlink:type="simple" xlink:href="#__RefHeading___Toc1874_19722971091" text:style-name="Index_20_Link" text:visited-style-name="Index_20_Link">3.5. Altres<text:tab/>5</text:a></text:p>
          <text:p text:style-name="P47"><text:a xlink:type="simple" xlink:href="#__RefHeading___Toc1449_1568045501111" text:style-name="Index_20_Link" text:visited-style-name="Index_20_Link">4. Migració de 1.0.1 a 1.0.2<text:tab/>6</text:a></text:p>
          <text:p text:style-name="P48"><text:a xlink:type="simple" xlink:href="#__RefHeading___Toc4524_5961153271111211" text:style-name="Index_20_Link" text:visited-style-name="Index_20_Link">4.1. Llistat de Millores Github<text:tab/>6</text:a></text:p>
          <text:p text:style-name="P48"><text:a xlink:type="simple" xlink:href="#__RefHeading___Toc1818_254325675711" text:style-name="Index_20_Link" text:visited-style-name="Index_20_Link">4.2. Desenvolupador<text:tab/>6</text:a></text:p>
          <text:p text:style-name="P48"><text:a xlink:type="simple" xlink:href="#__RefHeading___Toc1818_25432567572" text:style-name="Index_20_Link" text:visited-style-name="Index_20_Link">4.3. Canvis Web Back<text:tab/>6</text:a></text:p>
          <text:p text:style-name="P48"><text:a xlink:type="simple" xlink:href="#__RefHeading___Toc4524_59611532711111111" text:style-name="Index_20_Link" text:visited-style-name="Index_20_Link">4.4. </text:a><text:a xlink:type="simple" xlink:href="#__RefHeading___Toc4524_59611532711111111" text:style-name="Index_20_Link" text:visited-style-name="Index_20_Link">S</text:a><text:a xlink:type="simple" xlink:href="#__RefHeading___Toc4524_59611532711111111" text:style-name="Index_20_Link" text:visited-style-name="Index_20_Link">istemes</text:a><text:a xlink:type="simple" xlink:href="#__RefHeading___Toc4524_59611532711111111" text:style-name="Index_20_Link" text:visited-style-name="Index_20_Link"><text:tab/>6</text:a></text:p>
        </text:index-body>
      </text:table-of-content>
      <text:h text:style-name="P54" text:outline-level="1"/>
      <text:h text:style-name="P54" text:outline-level="1"/>
      <text:h text:style-name="P55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<text:span text:style-name="T12"> de version</text:span><text:span text:style-name="T1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15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86" text:outline-level="1"/>
      <text:h text:style-name="P86" text:outline-level="1"/>
      <text:h text:style-name="P86" text:outline-level="1"/>
      <text:h text:style-name="P86" text:outline-level="1"/>
      <text:h text:style-name="P87" text:outline-level="1"/>
      <text:h text:style-name="P86" text:outline-level="1"/>
      <text:h text:style-name="P86" text:outline-level="1"/>
      <text:h text:style-name="P86" text:outline-level="1"/>
      <text:h text:style-name="P57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7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58" text:outline-level="1"><text:bookmark-start text:name="__RefHeading___Toc5638_2443218625"/>Versió 1.<text:span text:style-name="T37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61" text:outline-level="2"><text:bookmark-start text:name="__RefHeading___Toc4524_5961153271111213"/>Llistat de Millores <text:span text:style-name="T19">Github</text:span><text:bookmark-end text:name="__RefHeading___Toc4524_5961153271111213"/></text:h>
      <text:list xml:id="list1994950949" text:style-name="L1">
        <text:list-item>
          <text:p text:style-name="P96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59" text:outline-level="1"><text:bookmark-start text:name="__RefHeading___Toc1449_156804550111"/><text:span text:style-name="T16">Migració de 1</text:span><text:span text:style-name="T32">.</text:span><text:span text:style-name="T33">0.</text:span><text:span text:style-name="T34">0</text:span><text:span text:style-name="T16"> a 1.</text:span><text:span text:style-name="T36">0</text:span><text:span text:style-name="T16">.</text:span><text:span text:style-name="T31">1</text:span><text:bookmark-end text:name="__RefHeading___Toc1449_156804550111"/></text:h>
      <text:h text:style-name="P62" text:outline-level="2"><text:bookmark-start text:name="__RefHeading___Toc4524_596115327111121"/>Llistat de Millores <text:span text:style-name="T19">Github</text:span><text:bookmark-end text:name="__RefHeading___Toc4524_596115327111121"/></text:h>
      <text:list xml:id="list121335044116805" text:continue-numbering="true" text:style-name="L1">
        <text:list-item>
          <text:p text:style-name="P97">https://github.com/Fundacio-Bit/enviafib/projects/2</text:p>
        </text:list-item>
      </text:list>
      <text:h text:style-name="P64" text:outline-level="2"><text:bookmark-start text:name="__RefHeading___Toc787_890967127"/><text:soft-page-break/>Desenvolupador<text:bookmark-end text:name="__RefHeading___Toc787_890967127"/></text:h>
      <text:h text:style-name="P66" text:outline-level="2"><text:bookmark-start text:name="__RefHeading___Toc789_890967127"/>Canvis <text:s/>Web <text:span text:style-name="T18">Back</text:span><text:bookmark-end text:name="__RefHeading___Toc789_890967127"/></text:h>
      <text:h text:style-name="P71" text:outline-level="3"><text:bookmark-start text:name="__RefHeading___Toc657_4016845891113"/>Canvis Administrado<text:span text:style-name="T20">r</text:span><text:bookmark-end text:name="__RefHeading___Toc657_4016845891113"/></text:h>
      <text:h text:style-name="P73" text:outline-level="3">Canvis <text:span text:style-name="T36">Usuari</text:span></text:h>
      <text:h text:style-name="P68" text:outline-level="2"><text:bookmark-start text:name="__RefHeading___Toc4524_596115327111111111"/>Sistemes<text:bookmark-end text:name="__RefHeading___Toc4524_596115327111111111"/></text:h>
      <text:h text:style-name="P75" text:outline-level="3"><text:span text:style-name="T22">P</text:span><text:span text:style-name="T21">ropietats</text:span></text:h>
      <text:list xml:id="list3222277775" text:style-name="L2">
        <text:list-item>
          <text:p text:style-name="P88"><text:span text:style-name="T24">P</text:span><text:span text:style-name="T23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1916447137232">
          <table:table-cell table:style-name="Tabla1.A1" office:value-type="string">
            <text:p text:style-name="P41"># Url per les firmes Síncrones PortaFIB </text:p>
            <text:p text:style-name="P41">es.caib.enviafib.portafib.apifirmaweb.url=http:/<text:span text:style-name="T38">HOST:PORT</text:span>/portafib/common/rest/apifirmawebsimple/v1/</text:p>
            <text:p text:style-name="P41">es.caib.enviafib.portafib.apifirmaweb.username=<text:span text:style-name="T38">myuser</text:span></text:p>
            <text:p text:style-name="P41">es.caib.enviafib.portafib.apifirmaweb.password=<text:span text:style-name="T38">mypass</text:span></text:p>
          </table:table-cell>
        </table:table-row>
      </table:table>
      <text:p text:style-name="P35"/>
      <text:list xml:id="list779028553" text:style-name="L3">
        <text:list-item>
          <text:p text:style-name="P91"><text:span text:style-name="T24">S’</text:span><text:span text:style-name="T26">ha afegit la propietat </text:span><text:span text:style-name="T25">al fitxer enviafib.properties </text:span><text:span text:style-name="T27">q</text:span><text:span text:style-name="T40">ue defineix el correu electrònic que es mostra com a «sender» quan s’envia una petició ja firmada a per correu electrònic</text:span><text:span text:style-name="T26">: </text:span></text:p>
        </text:list-item>
      </text:list>
      <table:table table:name="Tabla2" table:style-name="Tabla2">
        <table:table-column table:style-name="Tabla2.A"/>
        <table:table-row table:style-name="TableLine1916447124448">
          <table:table-cell table:style-name="Tabla2.A1" office:value-type="string">
            <text:p text:style-name="P45"><text:span text:style-name="T46"># </text:span><text:span text:style-name="T47">Adressa des de on s’envien els emails enviats per l’aplicacio EnviaFIB</text:span></text:p>
            <text:p text:style-name="P40"><text:a xlink:type="simple" xlink:href="mailto:es.caib.enviafib.email.from%3Denviafib@enviafib.org" text:style-name="Internet_20_link" text:visited-style-name="Visited_20_Internet_20_Link"><text:span text:style-name="T42">es.caib.enviafib.email.from=</text:span></text:a><text:a xlink:type="simple" xlink:href="mailto:es.caib.enviafib.email.from%3Denviafib@enviafib.org" text:style-name="Internet_20_link" text:visited-style-name="Visited_20_Internet_20_Link"><text:span text:style-name="T44">noreply.</text:span></text:a><text:a xlink:type="simple" xlink:href="mailto:es.caib.enviafib.email.from%3Denviafib@enviafib.org" text:style-name="Internet_20_link" text:visited-style-name="Visited_20_Internet_20_Link"><text:span text:style-name="T43">enviafib</text:span></text:a><text:a xlink:type="simple" xlink:href="mailto:es.caib.enviafib.email.from%3Denviafib@enviafib.org" text:style-name="Internet_20_link" text:visited-style-name="Visited_20_Internet_20_Link"><text:span text:style-name="T42">@</text:span></text:a><text:a xlink:type="simple" xlink:href="mailto:es.caib.enviafib.email.from%3Denviafib@enviafib.org" text:style-name="Internet_20_link" text:visited-style-name="Visited_20_Internet_20_Link"><text:span text:style-name="T43">enviafib</text:span></text:a><text:a xlink:type="simple" xlink:href="mailto:es.caib.enviafib.email.from%3Denviafib@enviafib.org" text:style-name="Internet_20_link" text:visited-style-name="Visited_20_Internet_20_Link"><text:span text:style-name="T42">.org</text:span></text:a></text:p>
          </table:table-cell>
        </table:table-row>
      </table:table>
      <text:list xml:id="list121334733365391" text:continue-numbering="true" text:style-name="L3">
        <text:list-item>
          <text:p text:style-name="P92"><text:span text:style-name="T41">A</text:span><text:span text:style-name="T39">fegides propietats:</text:span></text:p>
        </text:list-item>
      </text:list>
      <table:table table:name="Tabla7" table:style-name="Tabla7">
        <table:table-column table:style-name="Tabla7.A"/>
        <table:table-row table:style-name="TableLine1916447136688">
          <table:table-cell table:style-name="Tabla7.A1" office:value-type="string">
            <text:p text:style-name="P46"><text:span text:style-name="T46"># </text:span><text:span text:style-name="T47">Adressa des de on s’envien els emails enviats per l’aplicacio EnviaFIB</text:span></text:p>
            <text:p text:style-name="P51">es.caib.enviafib.portafib.apifirmaasync.url=http://portafib2.fundaciobit.org/portafib/common/rest/apifirmaasyncsimple/v2/</text:p>
            <text:p text:style-name="P43"><text:span text:style-name="T48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45">sername</text:span></text:p>
            <text:p text:style-name="P23">es.caib.enviafib.portafib.apifirmaasync.password<text:span text:style-name="T51">=password</text:span></text:p>
            <text:p text:style-name="P24"/>
          </table:table-cell>
        </table:table-row>
      </table:table>
      <text:p text:style-name="P52"/>
      <text:list xml:id="list121333636991933" text:continue-list="list3222277775" text:style-name="L2">
        <text:list-item>
          <text:p text:style-name="P89"><text:soft-page-break/><text:span text:style-name="T24">P</text:span><text:span text:style-name="T23">ropietats per </text:span><text:span text:style-name="T28">Firma utilitzant un flux</text:span><text:span text:style-name="T23">. Necessitam una serie de propietats per connectar-se a l’API de </text:span><text:span text:style-name="T28">Flux de firmes </text:span><text:span text:style-name="T23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1916447122000">
          <table:table-cell table:style-name="Tabla3.A1" office:value-type="string">
            <text:p text:style-name="P42"># Url per les firmes Síncrones PortaFIB </text:p>
            <text:p text:style-name="P42">es.caib.enviafib.portafib.apiflow.url=http://PORTAFIBSERVER/portafib/common/rest/apiflowtemplatesimple/v1/</text:p>
            <text:p text:style-name="P42">es.caib.enviafib.portafib.apiflow.username=<text:span text:style-name="T38">myuser</text:span></text:p>
            <text:p text:style-name="P42">es.caib.enviafib.portafib.apiflow.password=<text:span text:style-name="T38">mypass</text:span></text:p>
          </table:table-cell>
        </table:table-row>
      </table:table>
      <text:p text:style-name="P36"/>
      <text:list xml:id="list121334342071099" text:continue-numbering="true" text:style-name="L2">
        <text:list-item>
          <text:p text:style-name="P90"><text:span text:style-name="T24">P</text:span><text:span text:style-name="T23">ropietats per </text:span><text:span text:style-name="T29">definir els camps que apareixen d’ajuda de l’aplicació</text:span><text:span text:style-name="T23">:</text:span></text:p>
        </text:list-item>
      </text:list>
      <table:table table:name="Tabla4" table:style-name="Tabla4">
        <table:table-column table:style-name="Tabla4.A"/>
        <table:table-row table:style-name="TableLine1916447125264">
          <table:table-cell table:style-name="Tabla4.A1" office:value-type="string">
            <text:p text:style-name="P44">#Camps que apareixen a l'ajuda</text:p>
            <text:p text:style-name="P44">es.caib.enviafib.ajuda.telefon=1234123412</text:p>
            <text:p text:style-name="P44">es.caib.enviafib.ajuda.web=help.fbit.org</text:p>
            <text:p text:style-name="P44">es.caib.enviafib.ajuda.email=help@fbit.hl</text:p>
          </table:table-cell>
        </table:table-row>
      </table:table>
      <text:p text:style-name="P37"/>
      <text:list xml:id="list2904175628" text:style-name="L4">
        <text:list-item>
          <text:p text:style-name="P93">Afegida propie<text:span text:style-name="T49">tat a .properties </text:span><text:span text:style-name="T50">per tenir la URL base visible amb facilitat a totes les capes.</text:span></text:p>
        </text:list-item>
      </text:list>
      <text:p text:style-name="P49"/>
      <table:table table:name="Tabla5" table:style-name="Tabla5">
        <table:table-column table:style-name="Tabla5.A"/>
        <table:table-row table:style-name="TableLine1916447124176">
          <table:table-cell table:style-name="Tabla5.A1" office:value-type="string">
            <text:p text:style-name="P19"># Url base de desplegament de Enviafib</text:p>
            <text:p text:style-name="P20">es.caib.enviafib.url=http://demo/url/enviafib</text:p>
          </table:table-cell>
        </table:table-row>
      </table:table>
      <text:h text:style-name="P77" text:outline-level="3" text:is-list-header="true"/>
      <text:list xml:id="list121333651262068" text:continue-numbering="true" text:style-name="L4">
        <text:list-item>
          <text:p text:style-name="P94">Afegida propie<text:span text:style-name="T49">tat a .properties</text:span></text:p>
        </text:list-item>
      </text:list>
      <table:table table:name="Tabla6" table:style-name="Tabla6">
        <table:table-column table:style-name="Tabla6.A"/>
        <table:table-row table:style-name="TableLine1916447125808">
          <table:table-cell table:style-name="Tabla6.A1" office:value-type="string">
            <text:p text:style-name="P21">es.caib.enviafib.email.from=mail@mail.org</text:p>
            <text:p text:style-name="P20">es.caib.enviafib.url_sortida=/url_sortida</text:p>
          </table:table-cell>
        </table:table-row>
      </table:table>
      <text:h text:style-name="P79" text:outline-level="3" text:is-list-header="true"/>
      <text:h text:style-name="P80" text:outline-level="3">Actualitzar BBDD</text:h>
      <text:h text:style-name="P83" text:outline-level="3" text:is-list-header="true"/>
      <text:h text:style-name="P70" text:outline-level="2"><text:bookmark-start text:name="__RefHeading___Toc1874_19722971091"/>Altres<text:bookmark-end text:name="__RefHeading___Toc1874_19722971091"/></text:h>
      <text:list xml:id="list2386809248" text:style-name="L5">
        <text:list-item>
          <text:p text:style-name="P84">Modificar URL de Callback de l’usuari aplicació de PortaFIB per conectar-se a EnviaFIB.</text:p>
          <text:list>
            <text:list-item>
              <text:p text:style-name="P84">OLD: http://[host]:[port]/enviafib/cbrest/v1/event</text:p>
            </text:list-item>
            <text:list-item>
              <text:p text:style-name="P84">NEW: http://[host]:[port]/enviafibapi/interna/public/cbrest/v1/event</text:p>
            </text:list-item>
          </text:list>
        </text:list-item>
      </text:list>
      <text:h text:style-name="P60" text:outline-level="1"><text:bookmark-start text:name="__RefHeading___Toc1449_1568045501111"/><text:span text:style-name="T16">Migració de 1</text:span><text:span text:style-name="T32">.</text:span><text:span text:style-name="T33">0.</text:span><text:span text:style-name="T35">1</text:span><text:span text:style-name="T16"> a 1.</text:span><text:span text:style-name="T36">0</text:span><text:span text:style-name="T16">.</text:span><text:span text:style-name="T35">2</text:span><text:bookmark-end text:name="__RefHeading___Toc1449_1568045501111"/></text:h>
      <text:h text:style-name="P63" text:outline-level="2"><text:bookmark-start text:name="__RefHeading___Toc4524_5961153271111211"/>Llistat de Millores <text:span text:style-name="T19">Github</text:span><text:bookmark-end text:name="__RefHeading___Toc4524_5961153271111211"/></text:h>
      <text:list xml:id="list121335211245631" text:continue-list="list121335044116805" text:style-name="L1">
        <text:list-item>
          <text:p text:style-name="P98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65" text:outline-level="2"><text:bookmark-start text:name="__RefHeading___Toc1818_254325675711"/>Desenvolupador<text:bookmark-end text:name="__RefHeading___Toc1818_254325675711"/></text:h>
      <text:h text:style-name="P99" text:outline-level="2"/>
      <text:h text:style-name="P67" text:outline-level="2"><text:bookmark-start text:name="__RefHeading___Toc1818_25432567572"/>Canvis <text:s/>Web <text:span text:style-name="T18">Back</text:span><text:bookmark-end text:name="__RefHeading___Toc1818_25432567572"/></text:h>
      <text:h text:style-name="P72" text:outline-level="3"><text:bookmark-start text:name="__RefHeading___Toc657_40168458911131"/>Canvis Administrado<text:span text:style-name="T20">r</text:span><text:bookmark-end text:name="__RefHeading___Toc657_40168458911131"/></text:h>
      <text:p text:style-name="P50"><text:span text:style-name="T52">- </text:span><text:span text:style-name="T53">S’ha afegit la gestió dels plugin d’Estructura Organitzativa</text:span></text:p>
      <text:p text:style-name="P50"><text:span text:style-name="T53">- </text:span><text:span text:style-name="T54">S’ha afegir una funcionalitat per gestionar grups i usuaris</text:span></text:p>
      <text:p text:style-name="P15"/>
      <text:h text:style-name="P74" text:outline-level="3">Canvis <text:span text:style-name="T36">Usuari</text:span></text:h>
      <text:p text:style-name="P14">- <text:span text:style-name="T55">S’han afegit millores </text:span><text:span text:style-name="T56">visuals </text:span><text:span text:style-name="T55">al llistat de peticion</text:span><text:span text:style-name="T56">s</text:span></text:p>
      <text:p text:style-name="P14">- <text:span text:style-name="T57">S’ha ocultat menú d’inici quan l’usuari només te ROLE_USER</text:span></text:p>
      <text:p text:style-name="P14">- <text:span text:style-name="T57">Integració amb Arxiu (fitxers s'emmagatzemen a Arxiu)</text:span></text:p>
      <text:h text:style-name="P69" text:outline-level="2"><text:bookmark-start text:name="__RefHeading___Toc4524_59611532711111111"/>Desenvolupador<text:bookmark-end text:name="__RefHeading___Toc4524_59611532711111111"/></text:h>
      <text:h text:style-name="P76" text:outline-level="3"><text:span text:style-name="T22">P</text:span><text:span text:style-name="T21">ropietats</text:span></text:h>
      <text:list xml:id="list121334383659544" text:continue-list="list121333651262068" text:style-name="L4">
        <text:list-item>
          <text:p text:style-name="P95">Propietats per arxivar</text:p>
        </text:list-item>
      </text:list>
      <table:table table:name="Tabla8" table:style-name="Tabla8">
        <table:table-column table:style-name="Tabla8.A"/>
        <table:table-row table:style-name="TableLine1916447126896">
          <table:table-cell table:style-name="Tabla8.A1" office:value-type="string">
            <text:p text:style-name="P22">es.caib.enviafib.ProcedimentCodi=organo1_PRO_123456789</text:p>
            <text:p text:style-name="P22">es.caib.enviafib.ProcedimentNom=Subvenciones empleo</text:p>
            <text:p text:style-name="P22">es.caib.enviafib.SerieDocumental=S0001</text:p>
          </table:table-cell>
        </table:table-row>
      </table:table>
      <text:h text:style-name="P78" text:outline-level="3" text:is-list-header="true"/>
      <text:list xml:id="list121334060060880" text:continue-numbering="true" text:style-name="L4">
        <text:list-item>
          <text:p text:style-name="P95">Dades per al plugin d’Arxiu</text:p>
        </text:list-item>
      </text:list>
      <table:table table:name="Tabla10" table:style-name="Tabla10">
        <table:table-column table:style-name="Tabla10.A"/>
        <table:table-row table:style-name="TableLine1916447128256">
          <table:table-cell table:style-name="Tabla10.A1" office:value-type="string">
            <text:p text:style-name="P22">es.caib.enviafib.plugin.arxiu.class=es.caib.plugins.arxiu.caib.ArxiuPluginCaib</text:p>
            <text:p text:style-name="P22"/>
            <text:p text:style-name="P22">es.caib.enviafib.plugin.arxiu.caib.base.url=https://<text:soft-page-break/>esbse.caib.es:4430/esb</text:p>
            <text:p text:style-name="P22">es.caib.enviafib.plugin.arxiu.caib.aplicacio.codi=CODI_APP</text:p>
            <text:p text:style-name="P22">es.caib.enviafib.plugin.arxiu.caib.usuari=username</text:p>
            <text:p text:style-name="P22">es.caib.enviafib.plugin.arxiu.caib.contrasenya=password</text:p>
            <text:p text:style-name="P22">es.caib.enviafib.plugin.arxiu.caib.conversio.imprimible.url=https://proves.caib.es/concsv/rest/printable/uuid</text:p>
            <text:p text:style-name="P22">es.caib.enviafib.plugin.arxiu.caib.conversio.imprimible.usuari=USUARIconcsv</text:p>
            <text:p text:style-name="P22">es.caib.enviafib.plugin.arxiu.caib.conversio.imprimible.contrasenya=PASSWDconcsv</text:p>
          </table:table-cell>
        </table:table-row>
      </table:table>
      <text:h text:style-name="P78" text:outline-level="3" text:is-list-header="true"/>
      <text:list xml:id="list121333545241243" text:continue-numbering="true" text:style-name="L4">
        <text:list-item>
          <text:p text:style-name="P95">Altres propietats</text:p>
        </text:list-item>
      </text:list>
      <table:table table:name="Tabla9" table:style-name="Tabla9">
        <table:table-column table:style-name="Tabla9.A"/>
        <table:table-row table:style-name="TableLine1916447149200">
          <table:table-cell table:style-name="Tabla9.A1" office:value-type="string">
            <text:p text:style-name="P22"># No funciona</text:p>
            <text:p text:style-name="P22">#es.caib.enviafib.plugin.arxiu.caib.original_file_url_EL=https://dev.caib.es/concsv/rest/original/${csv}</text:p>
            <text:p text:style-name="P22"/>
            <text:p text:style-name="P22"># No funciona</text:p>
            <text:p text:style-name="P22">#es.caib.enviafib.plugin.arxiu.caib.printable_file_url_EL=https://dev.caib.es/concsv/rest/printable/${csv}</text:p>
            <text:p text:style-name="P22"/>
            <text:p text:style-name="P22"># No funciona</text:p>
            <text:p text:style-name="P22">#es.caib.enviafib.plugin.arxiu.caib.eni_file_url_EL=https://dev.caib.es/concsv/enidoc/${csv}</text:p>
            <text:p text:style-name="P22"/>
            <text:p text:style-name="P22">es.caib.enviafib.plugin.arxiu.caib.csv_validation_web_EL=http://dev.caib.es/concsv</text:p>
            <text:p text:style-name="P22"/>
            <text:p text:style-name="P22"># Valor Desconegut</text:p>
            <text:p text:style-name="P22">es.caib.enviafib.plugin.arxiu.caib.csv.definicio=https://dev.caib.es/def_csv_gen.pdf</text:p>
            <text:p text:style-name="P22"/>
            <text:p text:style-name="P22">es.caib.enviafib.plugin.arxiu.caib.validation_file_url_EL=https://dev.caib.es/concsv/hash/${csv}</text:p>
          </table:table-cell>
        </table:table-row>
      </table:table>
      <text:h text:style-name="P82" text:outline-level="3" text:is-list-header="true"/>
      <text:h text:style-name="P81" text:outline-level="3">Actualitzar BBDD</text:h>
      <text:p text:style-name="P53"><text:span text:style-name="T30">S’</text:span><text:span text:style-name="T23">han d’executar els fitxers d’actualització de base de dades:</text:span></text:p>
      <text:p text:style-name="P38">- update_from_1.0.1_to_1.0.2_schema.sql</text:p>
      <text:p text:style-name="P38">- update_from_1.0.1_to_1.0.2_data.sq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191628621822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8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7</text:page-number><text:s/><text:span text:style-name="MT8">de </text:span><text:span text:style-name="MT8"><text:page-count>7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7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56</meta:editing-cycles>
    <meta:creation-date>2019-12-18T08:12:13.731000000</meta:creation-date>
    <meta:editing-duration>P2DT8H44M57S</meta:editing-duration>
    <meta:generator>LibreOffice/7.2.4.1$Windows_X86_64 LibreOffice_project/27d75539669ac387bb498e35313b970b7fe9c4f9</meta:generator>
    <dc:date>2022-08-09T12:13:32.835000000</dc:date>
    <meta:document-statistic meta:table-count="13" meta:image-count="2" meta:object-count="0" meta:page-count="7" meta:paragraph-count="129" meta:word-count="586" meta:character-count="5877" meta:non-whitespace-character-count="544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